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29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1.39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text-properties fo:font-size="32pt"/>
    </style:style>
    <style:style style:name="P10" style:family="paragraph">
      <style:paragraph-properties fo:margin-top="0.5cm" fo:margin-bottom="0cm"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Revison: 20250218a</presentation:footer-decl>
      <presentation:date-time-decl presentation:name="dtd1" presentation:source="fixed">ERCNHARES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5.626cm" presentation:class="title" presentation:user-transformed="true">
          <draw:text-box>
            <text:p>Unified Net Script</text:p>
          </draw:text-box>
        </draw:frame>
        <draw:frame presentation:style-name="pr2" draw:text-style-name="P2" draw:layer="layout" svg:width="24.694cm" svg:height="3.294cm" svg:x="1.341cm" svg:y="8.771cm" presentation:class="subtitle" presentation:user-transformed="true">
          <draw:text-box>
            <text:p text:style-name="P1">February 19, 2025</text:p>
          </draw:text-box>
        </draw:frame>
        <draw:frame presentation:style-name="pr1" draw:text-style-name="P3" draw:layer="layout" svg:width="25.199cm" svg:height="2.629cm" svg:x="1.401cm" svg:y="2.997cm" presentation:class="title" presentation:user-transformed="true">
          <draw:text-box>
            <text:p text:style-name="P3"><text:span text:style-name="T1">Eastern Rockingham County NH A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629cm" svg:x="1.4cm" svg:y="0.628cm" presentation:class="title" presentation:user-transformed="true">
          <draw:text-box>
            <text:p text:style-name="P5">What is the Unified Net Script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1"/>
              </text:list-header>
            </text:list>
            <text:p text:style-name="P6">A net script that handles the calls for voice and digital training in the same or a similar fashion, facilitating smooth transitions into and out of digital training. 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draw:frame presentation:style-name="pr4" draw:layer="layout" svg:width="25.199cm" svg:height="2.629cm" svg:x="1.4cm" svg:y="0.628cm" presentation:class="title">
          <draw:text-box>
            <text:p>Background</text:p>
          </draw:text-box>
        </draw:frame>
        <draw:frame presentation:style-name="pr6" draw:text-style-name="P9" draw:layer="layout" svg:width="25.199cm" svg:height="11.395cm" svg:x="1.4cm" svg:y="2.555cm" presentation:class="subtitle" presentation:user-transformed="true">
          <draw:text-box>
            <text:list text:style-name="L1">
              <text:list-item>
                <text:p text:style-name="P6"><text:span text:style-name="T2">Digital training has long been a regular part of our weekly net.</text:span></text:p>
              </text:list-item>
              <text:list-item>
                <text:p text:style-name="P6"><text:span text:style-name="T2">Until fairly recently, digital training has been treated as its own script, its own net, or an amalgamation of the two.</text:span></text:p>
              </text:list-item>
              <text:list-item>
                <text:p text:style-name="P8"><text:span text:style-name="T2">The 2 scripts currently in rotation—legacy and W1ROC—do not handle transition to digital training well, usually being contorted on the fly into accommodating digital train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629cm" svg:x="1.4cm" svg:y="0.628cm" presentation:class="title">
          <draw:text-box>
            <text:p>Purpos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Absorb the call for digital training cleanly into the script containing the call for voice training, wherein digital training is identified as another training block called within the script.</text:p>
              </text:list-item>
              <text:list-item>
                <text:p text:style-name="P6">Make the ingress and egress points for digital trainer more uniform.</text:p>
              </text:list-item>
              <text:list-item>
                <text:p text:style-name="P6">Make ERCNHARES nets more unifor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629cm" svg:x="1.4cm" svg:y="0.628cm" presentation:class="title">
          <draw:text-box>
            <text:p>How Digital Training is Integrated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Capture whether net check-ins will be participating in digital training as they check in.</text:p>
                <text:list>
                  <text:list-item>
                    <text:p>This is done 3 times, including once right before NCS Transfer.</text:p>
                  </text:list-item>
                </text:list>
              </text:list-item>
              <text:list-item>
                <text:p>Add the digital training call as a section in the script in a similar manner as the voice training call section.</text:p>
                <text:list>
                  <text:list-item>
                    <text:p>As with voice training, the digital training <text:span text:style-name="T3">lesson</text:span> itself is in a separate do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629cm" svg:x="1.4cm" svg:y="0.628cm" presentation:class="title">
          <draw:text-box>
            <text:p>Additional Goals Achieved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Simplified the script where possible, mitigating the necessary added complexity of integrating digital training section.</text:p>
                <text:list>
                  <text:list-item>
                    <text:p text:style-name="P6">Reduced the per-section word count, with fewer words to be read.</text:p>
                  </text:list-item>
                </text:list>
              </text:list-item>
              <text:list-item>
                <text:p text:style-name="P6">Streamlined/corrected how we handle traffic.</text:p>
              </text:list-item>
              <text:list-item>
                <text:p text:style-name="P6">Greatly simplified check-in instructions and call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629cm" svg:x="1.4cm" svg:y="0.628cm" presentation:class="title">
          <draw:text-box>
            <text:p>Cavea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navoidable complexity has been added just prior to the transition point for digital training—the [NCS TRANSFER/TRAINER INTRO] section.</text:p>
                <text:list>
                  <text:list-item>
                    <text:p>Lengthiness of digital training requires having the option to pass net control to the digital trainer.</text:p>
                  </text:list-item>
                  <text:list-item>
                    <text:p>Alternatively, original NCS retains net control, treating the digital trainer same as a voice trainer.</text:p>
                  </text:list-item>
                  <text:list-item>
                    <text:p>Cold reading is slightly more difficult due to this se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629cm" svg:x="1.4cm" svg:y="0.628cm" presentation:class="title">
          <draw:text-box>
            <text:p>Requirements for Succes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0">Standardize on 1 script. </text:p>
                <text:list>
                  <text:list-item>
                    <text:p text:style-name="P6">Retire legacy 1990s-era and W1ROC scripts since they work against what we are trying to achieve.</text:p>
                  </text:list-item>
                </text:list>
              </text:list-item>
              <text:list-item>
                <text:p text:style-name="P6">Prospective NCSs should practice.</text:p>
                <text:list>
                  <text:list-item>
                    <text:p text:style-name="P6">Cold reading is possible, but NCSs should <text:span text:style-name="T4">familiarize</text:span> themselves with the text beforeha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629cm" svg:x="1.4cm" svg:y="0.628cm" presentation:class="title">
          <draw:text-box>
            <text:p>Document Convention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p text:style-name="P6">A Document Conventions section is included at the beginning of the script to provide clarity on the norms used in the document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629cm" svg:x="1.4cm" svg:y="0.628cm" presentation:class="title">
          <draw:text-box>
            <text:p>Print Formatt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rint double-sided for easy laminating.</text:p>
              </text:list-item>
              <text:list-item>
                <text:p>A blank page is included to ensure the last 2 pages are always printed on the same piece of paper, even if all 4 pages are printed.</text:p>
              </text:list-item>
            </text:list>
            <text:list text:style-name="L3">
              <text:list-item>
                <text:p>Pro Tip: Print only the last 2 p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8:11:01.189092385</meta:creation-date>
    <dc:date>2025-02-18T10:33:17.290262287</dc:date>
    <meta:editing-duration>PT15H44M19S</meta:editing-duration>
    <meta:editing-cycles>72</meta:editing-cycles>
    <meta:generator>LibreOffice/24.2.7.2$Linux_X86_64 LibreOffice_project/420$Build-2</meta:generator>
    <meta:document-statistic meta:object-count="62"/>
  </office:meta>
</office:document-meta>
</file>